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ow-3.gif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rrow-4.png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ntralFront-f.png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entral-RH-f.png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Central-RH-r.png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M Icon.png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ombatArrowNS.png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ombatResult-blank Flipped.png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over 300.jpg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Z-17-1Czech-f.png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DDResult-No(-1 Step).png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DResult-No.png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DDResult-Yes(-1 Step).png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DDResult-Yes(EX).png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Disrupted-1-f.png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Disrupted-1-r.png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EmergencySupply-1-f.png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EmergencySupply-1-r.png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GameTurn-f.png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GameTurn-r.png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GE-10S-101Jaeg-f.png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GE-10S-101Jaeg-r.png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GE-11S-79-f.png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GE-11S-79-r.png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GE-12N-20Pzg-f.png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GE-12N-20Pzg-REM.png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GE-12N-20Pzg-r.png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GE-13W-389-f.png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GE-13W-389-r.png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GE-14N-123_293-f.png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GE-14N-123_293-r.png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GE-14W-24Pz-f.png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GE-14W-24Pz-REM.png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GE-14W-24Pz-r.png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GE-15S-97Jaeg-f.png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GE-15S-97Jaeg-r.png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GE-17S-14Pz-f.png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GE-17S-14Pz-REM.png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GE-17S-14Pz-r.png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GE-18W-509Tiger-f.png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GE-19W-2Para-f.png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GE-19W-2Para-r.png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GE-1N-221SEC-f.png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GE-1P-5W-f.png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GE-1P-5W-REM.png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GE-1P-5W-r.png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GE-1Pz-15-f.png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GE-1Pz-15-r.png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GE-1Pz-17Pz-f.png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GE-1Pz-17Pz-REM.png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GE-1Pz-17Pz-r.png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GE-1Pz-198-f.png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GE-1Pz-198-r.png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GE-1Pz-257-f.png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GE-1Pz-257-r.png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GE-1Pz-328-f.png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GE-1Pz-328-r.png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GE-1Pz-333-f.png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GE-1Pz-333-r.png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GE-1Pz-38_62-f.png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GE-1Pz-38_62-r.png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GE-1Pz-387-f.png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GE-1Pz-387-r.png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GE-1Pz-3Pz-f.png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GE-1Pz-3Pz-REM.png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GE-1Pz-3Pz-r.png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GE-1Pz-46-f.png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GE-1Pz-46-r.png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GE-20W-25Pz-f.png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GE-20W-25Pz-REM.png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GE-20W-25Pz-r.png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GE-21W-1LAH-f.png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GE-21W-1LAH-REM.png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GE-21W-1LAH-r.png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GE-2A-327-f.png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GE-2A-327-r.png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GE-2A-340-f.png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GE-2A-340-r.png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GE-2A-68-f.png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GE-2A-68-r.png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GE-2A-75-f.png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GE-2A-75-r.png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GE-2A-88-f.png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GE-2A-88-r.png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GE-2N-34-f.png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GE-2N-34-r.png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GE-3N-GD-f.png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GE-3N-GD-r.png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GE-4N-4Pz_9Pz-f.png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GE-4N-4Pz_9Pz-REM.png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GE-4N-4Pz_9Pz-r.png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GE-4N-82-f.png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GE-4N-82-r.png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GE-4Pz-11Pz-f.png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GE-4Pz-11Pz-REM.png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GE-4Pz-11Pz-r.png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GE-4Pz-167-f.png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GE-4Pz-167-r.png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GE-4Pz-19Pz-f.png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GE-4Pz-19Pz-REM.png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GE-4Pz-19Pz-r.png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GE-4Pz-255-f.png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GE-4Pz-255-r.png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GE-4Pz-332-f.png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GE-4Pz-332-r.png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GE-4Pz-57-f.png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GE-4Pz-57-r.png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GE-4Pz-7Pz-f.png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GE-4Pz-7Pz-REM.png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GE-4Pz-7Pz-r.png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GE-5N-10Pzg-f.png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GE-5N-10Pzg-REM.png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GE-5N-10Pzg-r.png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GE-5N-183_208-f.png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GE-5N-183_208-r.png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GE-6A-111-f.png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GE-6A-111-r.png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GE-6A-16Pzg-f.png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GE-6A-16Pzg-REM.png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GE-6A-16Pzg-r.png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GE-6A-17-f.png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GE-6A-17-r.png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GE-6A-23Pz-f.png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GE-6A-23Pz-REM.png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GE-6A-23Pz-r.png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GE-6A-294_335-f.png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GE-6A-294_335-r.png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GE-6A-2DR-f.png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GE-6A-2DR-REM.png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GE-6A-2DR-r.png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GE-6A-302-f.png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GE-6A-302-r.png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GE-6A-304_306-f.png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GE-6A-304_306-r.png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GE-6A-336-f.png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GE-6A-336-r.png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GE-6A-3Mo-f.png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GE-6A-3Mo-r.png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GE-6A-3T-f.png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GE-6A-3T-REM.png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GE-6A-3T-r.png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GE-6N-112_251-f.png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GE-6N-112_251-r.png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GE-6W-8Cav-f.png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GE-6W-8Cav-r.png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GE-7S-13Pz-f.png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GE-7S-13Pz-REM.png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GE-7S-13Pz-r.png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GE-8A-106-f.png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GE-8A-106-r.png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GE-8A-161-f.png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GE-8A-161-r.png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GE-8A-168-f.png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GE-8A-168-r.png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GE-8A-282-f.png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GE-8A-282-r.png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GE-8A-320-f.png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GE-8A-320-r.png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GE-8A-39-f.png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GE-8A-39-r.png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GE-8A-6Pz-f.png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GE-8A-6Pz-REM.png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GE-8A-6Pz-r.png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GE-8N-8Pz-f.png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GE-8N-8Pz-REM.png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GE-8N-8Pz-r.png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GE-8S-125-f.png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GE-8S-125-r.png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GE-Air1-f.png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GE-Air1-r.png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GE-Air2-f.png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GE-Air2-r.png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GE-Dn-444SEC-f.png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GE-E-228Stug-f.png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GE-E-239StugA-f.png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GE-E-239StugB-f.png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GE-E-243Stug-f.png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GE-Fort-1-f.png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GE-Fort-1-r.png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GE Icon.png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GE-K-503Tiger-f.png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GE-K-911Stug-f.png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GE-Kv-218SEC-f.png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GE-Leader-Manstein-f.png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GE-Leader-Manstein-r.png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GE-Po-213SEC-f.png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GE-REM-GD-f.png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GE-REM-Para-f.png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GE-Za-454SEC-f.png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HUN-2A-1H-f.png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HUN-2A-1H-r.png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Markers Icon.png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OutOfSupply-1-f.png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OutOfSupply-1-r.png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RailMove-1-f.png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Remove CM Icon.png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ReplMarker-1-f.png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RiverAssault-1-f.png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RiverAssault-1-r.png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RO-18S-4R-f.png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RO-18S-4R-r.png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RO-9Odessa-24R-f.png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RO-9Odessa-24R-r.png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SLO-16S-1Slov-f.png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SLO-16S-1Slov-r.png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South1-RH-f.png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South1-RH-r.png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South2-RH-f.png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South2-RH-r.png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SOV-10-19Tank-f.png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SOV-10-19Tank-r.png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SOV-10-20Tank-f.png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SOV-10-20Tank-r.png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SOV-11-3GdsTankHQ-f.png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SOV-11-6GdsTank-f.png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SOV-11-6GdsTank-r.png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SOV-11-7GdsTank-f.png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SOV-11-7GdsTank-r.png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SOV-11-7Mech-f.png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SOV-11-7Mech-REM.png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SOV-11-7Mech-r.png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SOV-12-108_109Gds-f.png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SOV-12-108_109Gds-r.png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SOV-13-6_70Gds-f.png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SOV-13-6_70Gds-r.png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SOV-16-9Mech-f.png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SOV-16-9Mech-REM.png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SOV-16-9Mech-r.png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SOV-2-136_254-f.png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SOV-2-136_254-r.png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SOV-3-294_295-f.png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SOV-3-294_295-r.png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SOV-4-3GdsTank-f.png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SOV-4-3GdsTank-r.png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SOV-4-5A_7AGds-f.png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SOV-4-5A_7AGds-r.png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SOV-4-8A_80Gds-f.png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SOV-4-8A_80Gds-r.png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SOV-5-11Tank-f.png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SOV-5-11Tank-r.png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SOV-6-373_417-f.png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SOV-6-373_417-r.png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SOV-7-301_328-f.png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SOV-7-301_328-r.png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SOV-8-216_257-f.png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SOV-8-216_257-r.png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SOV-9-5GdsCav-f.png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SOV-9-5GdsCav-r.png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SOV-A-1GdsAbne-f.png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SOV-A-2GdsAbne-f.png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SOV-A-5GdsAbne-f.png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SOV-Air1-f.png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SOV-Air1-r.png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SOV-Air2-f.png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SOV-Air2-r.png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SovControl-1-f.png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SovControl-1-r.png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SOV-E-140-f.png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SOV-E-173T34-f.png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SOV-E-266_279-f.png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SOV-E-266_279-r.png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SOV-E-27GdsT34-f.png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SOV-E-68_69Gds-f.png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SOV-E-68_69Gds-r.png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SOV-E-6T34Gds-f.png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SOV-Fort-1-f.png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SOV-Fort-1-r.png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SOV Icon.png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SOV-Ku-K-3GdsArty-f.png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SOV-Ku-K-3GdsArty-r.png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SOV-Leader-Zhukov-f.png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SOV-Leader-Zhukov-r.png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SOV-S-118_127-f.png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SOV-S-118_127-r.png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SOV-S-126_221-f.png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SOV-S-126_221-r.png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SOV-S-130_151-f.png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SOV-S-130_151-r.png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SOV-S-24_33Gds-f.png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SOV-S-24_33Gds-r.png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SOV-S-248_416-f.png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SOV-S-248_416-r.png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SOV-S-2GdsMech-f.png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SOV-S-2GdsMech-REM.png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SOV-S-2GdsMech-r.png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SOV-S-315_271-f.png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SOV-S-315_271-r.png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SOV-S-32T34Gds-f.png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SOV-S-347_387-f.png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SOV-S-347_387-r.png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SOV-S-3Arty-f.png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SOV-S-3Arty-r.png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SOV-S-40_96Gds-f.png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SOV-S-40_96Gds-r.png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SOV-S-4_34Gds-f.png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SOV-S-4_34Gds-r.png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SOV-S-43S-f.png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SOV-S-49_87Gds-f.png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SOV-S-49_87Gds-r.png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SOV-S-4GdsCav-f.png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SOV-S-4GdsCav-r.png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SOV-S-4GdsMech-f.png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SOV-S-4GdsMech-REM.png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SOV-S-4GdsMech-r.png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SOV-S-50_54Gds-f.png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SOV-S-50_54Gds-r.png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SOV-S-5ShockHQ-f.png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SOV-S-78_116-f.png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SOV-S-78_116-r.png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SOV-S-86_3Gds-f.png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SOV-S-86_3Gds-r.png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SOV-S-91_87-f.png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SOV-S-91_87-r.png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SOV-S-99_346-f.png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SOV-S-99_346-r.png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SOV-S-KV-3Gds-f.png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SOV-St-107_183-f.png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SOV-St-107_183-r.png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SOV-St-111_213-f.png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SOV-St-111_213-r.png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SOV-St-15_28Gds-f.png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SOV-St-15_28Gds-r.png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SOV-St-16Arty-f.png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SOV-St-16Arty-r.png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SOV-St-1Mech-f.png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SOV-St-1Mech-REM.png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SOV-St-1Mech-r.png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SOV-St-201T34-f.png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SOV-St-214_233-f.png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SOV-St-214_233-r.png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SOV-St-252_299-f.png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SOV-St-252_299-r.png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SOV-St-305_375-f.png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SOV-St-305_375-r.png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SOV-St-36_72Gds-f.png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SOV-St-36_72Gds-r.png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SOV-St-73_89Gds-f.png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SOV-St-73_89Gds-r.png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SOV-St-80_81Gds-f.png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SOV-St-80_81Gds-r.png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SOV-St-84_116-f.png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SOV-St-84_116-r.png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SOV-St-SU-3-f.png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SOV-SW-11T34-f.png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SOV-SW-14_35Gds-f.png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SOV-SW-14_35Gds-r.png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SOV-SW-152_263-f.png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SOV-SW-152_263-r.png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SOV-SW-172_333-f.png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SOV-SW-172_333-r.png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SOV-SW-195_259-f.png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SOV-SW-195_259-r.png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SOV-SW-1GdsMech-f.png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SOV-SW-1GdsMech-REM.png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SOV-SW-1GdsMech-r.png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SOV-SW-20_38Gds-f.png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SOV-SW-20_38Gds-r.png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SOV-SW-23Tank-f.png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SOV-SW-23Tank-r.png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SOV-SW-24_203-f.png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SOV-SW-24_203-r.png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SOV-SW-243_279-f.png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SOV-SW-243_279-r.png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SOV-SW-244_350-f.png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SOV-SW-244_350-r.png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SOV-SW-267_288-f.png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SOV-SW-267_288-r.png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SOV-SW-41_47Gds-f.png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SOV-SW-41_47Gds-r.png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SOV-SW-44_57Gds-f.png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SOV-SW-44_57Gds-r.png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SOV-SW-50_78-f.png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SOV-SW-50_78-r.png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SOV-SW-58_59Gds-f.png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SOV-SW-58_59Gds-r.png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SOV-SW-5GdsMot-f.png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SOV-SW-60_61Gds-f.png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SOV-SW-60_61Gds-r.png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SOV-SW-78_79Gds-f.png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SOV-SW-78_79Gds-r.png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SOV-SW-7_9_11Arty-f.png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SOV-SW-7_9_11Arty-r.png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SOV-SW-IGdsCav-f.png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SOV-SW-IGdsCav-r.png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SOV-SW-KV-BGds-f.png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SOV-SW-T34-3-f.png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SOV-V-100_161-f.png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SOV-V-100_161-r.png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SOV-V-10Tank-f.png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SOV-V-10Tank-r.png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SOV-V-13_9AGds-f.png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SOV-V-13_9AGds-r.png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SOV-V-13Arty-f.png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SOV-V-13Arty-r.png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SOV-V-147_155-f.png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SOV-V-147_155-r.png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SOV-V-163_166-f.png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SOV-V-163_166-r.png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SOV-V-167_232-f.png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SOV-V-167_232-r.png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SOV-V-17Arty-f.png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SOV-V-17Arty-r.png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SOV-V-180_240-f.png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SOV-V-180_240-r.png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SOV-V-18Tank-f.png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SOV-V-18Tank-r.png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SOV-V-1TankHQ-f.png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SOV-V-206_237-f.png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SOV-V-206_237-r.png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SOV-V-218_337-f.png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SOV-V-218_337-r.png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SOV-V-23_29-f.png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SOV-V-23_29-r.png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SOV-V-241_340-f.png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SOV-V-241_340-r.png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SOV-V-29Tank-f.png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SOV-V-29Tank-r.png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SOV-V-2Tank-f.png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SOV-V-2Tank-r.png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SOV-V-30_38-f.png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SOV-V-30_38-r.png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SOV-V-31Tank-f.png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SOV-V-31Tank-r.png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SOV-V-3GdsMArty-f.png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SOV-V-3GdsMArty-r.png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SOV-V-3GdsMech-f.png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SOV-V-3GdsMech-REM.png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SOV-V-3GdsMech-r.png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SOV-V-3Mech-f.png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SOV-V-3Mech-REM.png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SOV-V-3Mech-r.png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SOV-V-42_71Gds-f.png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SOV-V-42_71Gds-r.png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SOV-V-4GdsTank-f.png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SOV-V-4GdsTank-r.png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SOV-V-51_52Gds-f.png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SOV-V-51_52Gds-r.png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SOV-V-5GdsMech-f.png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SOV-V-5GdsMech-REM.png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SOV-V-5GdsMech-r.png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SOV-V-5GdsTank-f.png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SOV-V-5GdsTankHQ-f.png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SOV-V-5GdsTank-r.png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SOV-V-65-f.png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SOV-V-66_67Gds-f.png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SOV-V-66_67Gds-r.png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SOV-V-6Tank-f.png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SOV-V-6Tank-r.png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SOV-V-71_375-f.png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SOV-V-71_375-r.png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SOV-V-75-f.png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SOV-V-86-f.png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SOV-V-90_47Gds-f.png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SOV-V-90_47Gds-r.png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SOV-V-95_97Gds-f.png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SOV-V-95_97Gds-r.png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SOV-V-96T34-f.png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SOV-V-K-1GdsArty-f.png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SOV-V-K-1GdsArty-r.png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SOV-V-K-2GdsArty-f.png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SOV-V-K-2GdsArty-r.png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SOV-V-KV-AGds-f.png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SOV-V-SU-1-f.png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SOV-V-SU-2-f.png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SOV-V-T34-1-f.png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SoWest-RH-f.png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SoWest-RH-r.png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Steppe-RH-f.png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Steppe-RH-r.png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TU-Ko-Turk-f.png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UK43 German Campaign Final.jpg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UK43 German Scen2 Final.jpg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UK43 German Scen3 Final.jpg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UK43-MAP-2015.jpg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UK43-PAC-FINAL-pg1.png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UK43-PAC-FINAL-pg2.png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UK43 Soviet Campaign Final.jpg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UK43 Soviet Scen2 Final.jpg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UK43 Soviet Scen3 Final.jpg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Voronezh-RH-f.png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Voronezh-RH-r.png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VPs_x10-f.png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VPs_x10-r.png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VPs_x1-f.png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VPs_x1-r.png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Weather Chart Final.png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Weather-f.png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YellowSmallBox Flipped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11T21:25:20.769354686</dc:date>
    <meta:editing-duration>PT2M45S</meta:editing-duration>
    <meta:editing-cycles>2</meta:editing-cycles>
    <meta:document-statistic meta:table-count="1" meta:cell-count="978" meta:object-count="0"/>
  </office:meta>
</office:document-meta>
</file>